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l" fo:country="GR" officeooo:rsid="0009a5a7" officeooo:paragraph-rsid="0009a5a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l" fo:country="GR" officeooo:rsid="0009a5a7" officeooo:paragraph-rsid="0009a5a7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el" fo:country="GR" officeooo:rsid="0009a5a7" officeooo:paragraph-rsid="000ad932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officeooo:rsid="0009a5a7" officeooo:paragraph-rsid="0009a5a7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d93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language="en" fo:country="US"/>
    </style:style>
    <style:style style:name="T5" style:family="text">
      <style:text-properties style:font-name="Liberation Serif1" fo:language="en" fo:country="US" officeooo:rsid="000ad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ειραματική επιβεβαίωση του νόμου των τάσεων του <text:span text:style-name="T1">Kirchhoff </text:span>(<text:span text:style-name="T1">KVL)</text:span></text:p>
      <text:p text:style-name="P1"><text:span text:style-name="T1"/></text:p>
      <text:p text:style-name="P2">Όνομα: Ρόντος Έκτορας–Θωμάς</text:p>
      <text:p text:style-name="P2">ΑΕΜ: 9477</text:p>
      <text:p text:style-name="P4">email: <text:a xlink:type="simple" xlink:href="mailto:rontekto@ece.auth.gr" text:style-name="Internet_20_link" text:visited-style-name="Visited_20_Internet_20_Link">rontekto@ece.auth.gr</text:a></text:p>
      <text:p text:style-name="P4"/>
      <text:p text:style-name="P2">Βρόγχος <text:span text:style-name="T1">V2:</text:span></text:p>
      <text:p text:style-name="P2"><text:span text:style-name="T1"/></text:p>
      <text:p text:style-name="P2"><text:span text:style-name="T1">V(R1)=-1.98V</text:span></text:p>
      <text:p text:style-name="P2"><text:span text:style-name="T1">V(R2)=-4.23V</text:span></text:p>
      <text:p text:style-name="P2"><text:span text:style-name="T1">V(R3)=-2.96V</text:span></text:p>
      <text:p text:style-name="P2"><text:span text:style-name="T1"/></text:p>
      <text:p text:style-name="P2">Βρόγχος <text:span text:style-name="T1">V3:</text:span></text:p>
      <text:p text:style-name="P2"><text:span text:style-name="T1"/></text:p>
      <text:p text:style-name="P2"><text:span text:style-name="T1">V(R4)=-5.58V</text:span></text:p>
      <text:p text:style-name="P2"><text:span text:style-name="T1">V(R5)=-5.63V</text:span></text:p>
      <text:p text:style-name="P2"><text:span text:style-name="T1">V(R6)=-3.94V</text:span></text:p>
      <text:p text:style-name="P2"><text:span text:style-name="T1"/></text:p>
      <text:p text:style-name="P2"><text:span text:style-name="T1">*</text:span>Θεωρούμε θετικέςτις τάσεις των πηγών</text:p>
      <text:p text:style-name="P2"/>
      <text:p text:style-name="P2">Στον σύνθετο βρόγχο <text:span text:style-name="T1">V2-V3 </text:span>θα λάβουμε τις ίδιες μετρήσεις. Εκεί όμως θα θεωρήσουμε <text:s/>την τάση της πηγής <text:span text:style-name="T1">V3 </text:span>θετική ενώ τις <text:span text:style-name="T1">V</text:span>1 και<text:span text:style-name="T1">V</text:span>2<text:span text:style-name="T1"> </text:span>αρνητικές.</text:p>
      <text:p text:style-name="P4"/>
      <text:p text:style-name="P3">Αλγεβρικό άθροισμα των τάσεων στον βρόγχο <text:span text:style-name="T1">V2: V1 + V2 + V(R1) + V(R2) + V(R3) = </text:span>6<text:span text:style-name="T1">V + 3V - 1.98V - 4.23 – 2.96 </text:span><text:span text:style-name="T4">= 0</text:span></text:p>
      <text:p text:style-name="P3"><text:span text:style-name="T4"/></text:p>
      <text:p text:style-name="P3"><text:span text:style-name="T3">Το αλγεβρικό άθροισμα των τάσεων στου βρόγχους </text:span><text:span text:style-name="T4">V2, V3 </text:span><text:span text:style-name="T3">και </text:span><text:span text:style-name="T4">V2-V3 </text:span><text:span text:style-name="T3">είναι 0.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36:06.491000000</meta:creation-date>
    <dc:date>2019-05-05T16:59:59.899000000</dc:date>
    <meta:editing-duration>PT5M43S</meta:editing-duration>
    <meta:editing-cycles>1</meta:editing-cycles>
    <meta:document-statistic meta:table-count="0" meta:image-count="0" meta:object-count="0" meta:page-count="1" meta:paragraph-count="16" meta:word-count="96" meta:character-count="582" meta:non-whitespace-character-count="501"/>
    <meta:generator>LibreOffice/4.4.3.2$Windows_x86 LibreOffice_project/88805f81e9fe61362df02b9941de8e38a9b5fd16</meta:generator>
  </office:meta>
</office:document-meta>
</file>